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3.55cm" fo:min-width="8.9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7.281cm" fo:min-width="7.49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4.267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3.557cm" fo:min-width="9.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7.344cm" fo:min-width="7.66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6.091cm" fo:min-width="6.842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2.55cm" fo:min-width="2.372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5.821cm" fo:min-width="5.9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4cm" svg:height="13.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9cm" svg:height="7.531cm" svg:x="1.658cm" svg:y="2.6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.658cm" svg:y="1.489cm">
          <draw:text-box>
            <text:p>CAPA <text:s/>1 <text:s/>NEURONA</text:p>
          </draw:text-box>
        </draw:frame>
        <draw:frame draw:style-name="gr4" draw:text-style-name="P2" draw:layer="layout" svg:width="8.554cm" svg:height="4.517cm" svg:x="1.47cm" svg:y="10.882cm">
          <draw:text-box>
            <text:p/>
            <text:p/>
          </draw:text-box>
        </draw:frame>
        <draw:custom-shape draw:style-name="gr5" draw:text-style-name="P1" draw:layer="layout" svg:width="9.6cm" svg:height="13.807cm" svg:x="10.4cm" svg:y="0.98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16cm" svg:height="7.594cm" svg:x="11.072cm" svg:y="2.857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128cm" svg:height="1.673cm" svg:x="11.072cm" svg:y="1.476cm">
          <draw:text-box>
            <text:p>CAPA <text:s/>1 <text:s text:c="5"/>NEURONA</text:p>
          </draw:text-box>
        </draw:frame>
        <draw:custom-shape draw:style-name="gr1" draw:text-style-name="P1" draw:layer="layout" svg:width="9.4cm" svg:height="13.8cm" svg:x="1cm" svg:y="14.9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99cm" svg:height="7.531cm" svg:x="1.658cm" svg:y="16.87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.658cm" svg:y="15.406cm">
          <draw:text-box>
            <text:p>CAPA <text:s text:c="2"/>1 <text:s text:c="4"/>NEURONA</text:p>
          </draw:text-box>
        </draw:frame>
        <draw:custom-shape draw:style-name="gr5" draw:text-style-name="P1" draw:layer="layout" svg:width="9.6cm" svg:height="13.807cm" svg:x="10.4cm" svg:y="14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16cm" svg:height="7.594cm" svg:x="11.072cm" svg:y="16.774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8.128cm" svg:height="1.673cm" svg:x="11.072cm" svg:y="15.393cm">
          <draw:text-box>
            <text:p>CAPA <text:s/>1 <text:s text:c="5"/>NEURONA</text:p>
          </draw:text-box>
        </draw:frame>
        <draw:frame draw:style-name="gr4" draw:text-style-name="P2" draw:layer="layout" svg:width="8.736cm" svg:height="4.517cm" svg:x="1.5cm" svg:y="10.483cm">
          <draw:text-box>
            <text:p>Condición de activación:</text:p>
            <text:p/>
            <text:p/>
          </draw:text-box>
        </draw:frame>
        <draw:frame draw:style-name="gr4" draw:text-style-name="P2" draw:layer="layout" svg:width="8.736cm" svg:height="4.517cm" svg:x="10.9cm" svg:y="10.883cm">
          <draw:text-box>
            <text:p>Condición de activación:</text:p>
            <text:p/>
            <text:p/>
          </draw:text-box>
        </draw:frame>
        <draw:frame draw:style-name="gr4" draw:text-style-name="P2" draw:layer="layout" svg:width="8.736cm" svg:height="4.517cm" svg:x="1.464cm" svg:y="24.8cm">
          <draw:text-box>
            <text:p>Condición de activación:</text:p>
            <text:p/>
            <text:p/>
          </draw:text-box>
        </draw:frame>
        <draw:frame draw:style-name="gr4" draw:text-style-name="P2" draw:layer="layout" svg:width="8.736cm" svg:height="4.517cm" svg:x="11.4cm" svg:y="24.8cm">
          <draw:text-box>
            <text:p>Condición de activación:</text:p>
            <text:p/>
            <text:p/>
          </draw:text-box>
        </draw:frame>
      </draw:page>
      <draw:page draw:name="page2" draw:style-name="dp1" draw:master-page-name="Predeterminado">
        <draw:custom-shape draw:style-name="gr1" draw:text-style-name="P1" draw:layer="layout" svg:width="9.4cm" svg:height="13.8cm" svg:x="1cm" svg:y="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342cm" svg:height="6.341cm" svg:x="1.958cm" svg:y="2.4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.758cm" svg:y="1.289cm">
          <draw:text-box>
            <text:p>CAPA <text:s/>2 <text:s/>NEURONA</text:p>
          </draw:text-box>
        </draw:frame>
        <draw:frame draw:style-name="gr4" draw:text-style-name="P2" draw:layer="layout" svg:width="8.554cm" svg:height="4.517cm" svg:x="1.47cm" svg:y="10.882cm">
          <draw:text-box>
            <text:p/>
            <text:p/>
          </draw:text-box>
        </draw:frame>
        <draw:frame draw:style-name="gr4" draw:text-style-name="P2" draw:layer="layout" svg:width="8.736cm" svg:height="4.517cm" svg:x="1.4cm" svg:y="9.283cm">
          <draw:text-box>
            <text:p>Condición de activación:</text:p>
            <text:p/>
            <text:p/>
          </draw:text-box>
        </draw:frame>
        <draw:custom-shape draw:style-name="gr8" draw:text-style-name="P1" draw:layer="layout" svg:width="2.872cm" svg:height="2.8cm" svg:x="6.928cm" svg:y="10.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715cm" svg:y1="2.502cm" svg:x2="3.715cm" svg:y2="8.769cm">
          <text:p/>
        </draw:line>
        <draw:line draw:style-name="gr9" draw:text-style-name="P1" draw:layer="layout" svg:x1="5.539cm" svg:y1="2.502cm" svg:x2="5.539cm" svg:y2="8.769cm">
          <text:p/>
        </draw:line>
        <draw:line draw:style-name="gr9" draw:text-style-name="P1" draw:layer="layout" svg:x1="2.006cm" svg:y1="3.964cm" svg:x2="9.3cm" svg:y2="3.964cm">
          <text:p/>
        </draw:line>
        <draw:line draw:style-name="gr9" draw:text-style-name="P1" draw:layer="layout" svg:x1="2.006cm" svg:y1="5.531cm" svg:x2="9.3cm" svg:y2="5.531cm">
          <text:p/>
        </draw:line>
        <draw:line draw:style-name="gr9" draw:text-style-name="P1" draw:layer="layout" svg:x1="6.9cm" svg:y1="12.3cm" svg:x2="9.8cm" svg:y2="12.3cm">
          <text:p/>
        </draw:line>
        <draw:line draw:style-name="gr9" draw:text-style-name="P1" draw:layer="layout" svg:x1="8.4cm" svg:y1="13.7cm" svg:x2="8.4cm" svg:y2="10.9cm">
          <text:p/>
        </draw:line>
        <draw:line draw:style-name="gr9" draw:text-style-name="P1" draw:layer="layout" svg:x1="2.006cm" svg:y1="7.202cm" svg:x2="9.3cm" svg:y2="7.202cm">
          <text:p/>
        </draw:line>
        <draw:line draw:style-name="gr9" draw:text-style-name="P1" draw:layer="layout" svg:x1="7.476cm" svg:y1="2.502cm" svg:x2="7.476cm" svg:y2="8.769cm">
          <text:p/>
        </draw:line>
        <draw:custom-shape draw:style-name="gr1" draw:text-style-name="P1" draw:layer="layout" svg:width="9.4cm" svg:height="13.8cm" svg:x="10.4cm" svg:y="0.9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342cm" svg:height="6.341cm" svg:x="11.358cm" svg:y="2.3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1.158cm" svg:y="1.19cm">
          <draw:text-box>
            <text:p>CAPA <text:s/>2 <text:s/>NEURONA</text:p>
          </draw:text-box>
        </draw:frame>
        <draw:frame draw:style-name="gr4" draw:text-style-name="P2" draw:layer="layout" svg:width="8.554cm" svg:height="4.517cm" svg:x="10.87cm" svg:y="10.783cm">
          <draw:text-box>
            <text:p/>
            <text:p/>
          </draw:text-box>
        </draw:frame>
        <draw:frame draw:style-name="gr4" draw:text-style-name="P2" draw:layer="layout" svg:width="8.736cm" svg:height="4.517cm" svg:x="10.8cm" svg:y="9.184cm">
          <draw:text-box>
            <text:p>Condición de activación:</text:p>
            <text:p/>
            <text:p/>
          </draw:text-box>
        </draw:frame>
        <draw:custom-shape draw:style-name="gr8" draw:text-style-name="P1" draw:layer="layout" svg:width="2.872cm" svg:height="2.8cm" svg:x="16.328cm" svg:y="10.801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115cm" svg:y1="2.403cm" svg:x2="13.115cm" svg:y2="8.67cm">
          <text:p/>
        </draw:line>
        <draw:line draw:style-name="gr9" draw:text-style-name="P1" draw:layer="layout" svg:x1="14.939cm" svg:y1="2.403cm" svg:x2="14.939cm" svg:y2="8.67cm">
          <text:p/>
        </draw:line>
        <draw:line draw:style-name="gr9" draw:text-style-name="P1" draw:layer="layout" svg:x1="11.406cm" svg:y1="3.865cm" svg:x2="18.7cm" svg:y2="3.865cm">
          <text:p/>
        </draw:line>
        <draw:line draw:style-name="gr9" draw:text-style-name="P1" draw:layer="layout" svg:x1="11.406cm" svg:y1="5.432cm" svg:x2="18.7cm" svg:y2="5.432cm">
          <text:p/>
        </draw:line>
        <draw:line draw:style-name="gr9" draw:text-style-name="P1" draw:layer="layout" svg:x1="16.3cm" svg:y1="12.201cm" svg:x2="19.2cm" svg:y2="12.201cm">
          <text:p/>
        </draw:line>
        <draw:line draw:style-name="gr9" draw:text-style-name="P1" draw:layer="layout" svg:x1="17.8cm" svg:y1="13.601cm" svg:x2="17.8cm" svg:y2="10.801cm">
          <text:p/>
        </draw:line>
        <draw:line draw:style-name="gr9" draw:text-style-name="P1" draw:layer="layout" svg:x1="11.406cm" svg:y1="7.103cm" svg:x2="18.7cm" svg:y2="7.103cm">
          <text:p/>
        </draw:line>
        <draw:line draw:style-name="gr9" draw:text-style-name="P1" draw:layer="layout" svg:x1="16.876cm" svg:y1="2.403cm" svg:x2="16.876cm" svg:y2="8.67cm">
          <text:p/>
        </draw:line>
        <draw:custom-shape draw:style-name="gr1" draw:text-style-name="P1" draw:layer="layout" svg:width="9.4cm" svg:height="13.8cm" svg:x="1cm" svg:y="14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342cm" svg:height="6.341cm" svg:x="1.958cm" svg:y="16.2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.758cm" svg:y="15.089cm">
          <draw:text-box>
            <text:p>CAPA <text:s/>2 <text:s/>NEURONA</text:p>
          </draw:text-box>
        </draw:frame>
        <draw:frame draw:style-name="gr4" draw:text-style-name="P2" draw:layer="layout" svg:width="8.554cm" svg:height="4.517cm" svg:x="1.47cm" svg:y="24.682cm">
          <draw:text-box>
            <text:p/>
            <text:p/>
          </draw:text-box>
        </draw:frame>
        <draw:frame draw:style-name="gr4" draw:text-style-name="P2" draw:layer="layout" svg:width="8.736cm" svg:height="4.517cm" svg:x="1.4cm" svg:y="23.083cm">
          <draw:text-box>
            <text:p>Condición de activación:</text:p>
            <text:p/>
            <text:p/>
          </draw:text-box>
        </draw:frame>
        <draw:custom-shape draw:style-name="gr8" draw:text-style-name="P1" draw:layer="layout" svg:width="2.872cm" svg:height="2.8cm" svg:x="6.928cm" svg:y="24.7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715cm" svg:y1="16.302cm" svg:x2="3.715cm" svg:y2="22.569cm">
          <text:p/>
        </draw:line>
        <draw:line draw:style-name="gr9" draw:text-style-name="P1" draw:layer="layout" svg:x1="5.539cm" svg:y1="16.302cm" svg:x2="5.539cm" svg:y2="22.569cm">
          <text:p/>
        </draw:line>
        <draw:line draw:style-name="gr9" draw:text-style-name="P1" draw:layer="layout" svg:x1="2.006cm" svg:y1="17.764cm" svg:x2="9.3cm" svg:y2="17.764cm">
          <text:p/>
        </draw:line>
        <draw:line draw:style-name="gr9" draw:text-style-name="P1" draw:layer="layout" svg:x1="2.006cm" svg:y1="19.331cm" svg:x2="9.3cm" svg:y2="19.331cm">
          <text:p/>
        </draw:line>
        <draw:line draw:style-name="gr9" draw:text-style-name="P1" draw:layer="layout" svg:x1="6.9cm" svg:y1="26.1cm" svg:x2="9.8cm" svg:y2="26.1cm">
          <text:p/>
        </draw:line>
        <draw:line draw:style-name="gr9" draw:text-style-name="P1" draw:layer="layout" svg:x1="8.4cm" svg:y1="27.5cm" svg:x2="8.4cm" svg:y2="24.7cm">
          <text:p/>
        </draw:line>
        <draw:line draw:style-name="gr9" draw:text-style-name="P1" draw:layer="layout" svg:x1="2.006cm" svg:y1="21.002cm" svg:x2="9.3cm" svg:y2="21.002cm">
          <text:p/>
        </draw:line>
        <draw:line draw:style-name="gr9" draw:text-style-name="P1" draw:layer="layout" svg:x1="7.476cm" svg:y1="16.302cm" svg:x2="7.476cm" svg:y2="22.569cm">
          <text:p/>
        </draw:line>
        <draw:custom-shape draw:style-name="gr1" draw:text-style-name="P1" draw:layer="layout" svg:width="9.4cm" svg:height="13.8cm" svg:x="10.4cm" svg:y="14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342cm" svg:height="6.341cm" svg:x="11.358cm" svg:y="16.1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1.158cm" svg:y="14.989cm">
          <draw:text-box>
            <text:p>CAPA <text:s/>2 <text:s/>NEURONA</text:p>
          </draw:text-box>
        </draw:frame>
        <draw:frame draw:style-name="gr4" draw:text-style-name="P2" draw:layer="layout" svg:width="8.554cm" svg:height="4.517cm" svg:x="10.87cm" svg:y="24.582cm">
          <draw:text-box>
            <text:p/>
            <text:p/>
          </draw:text-box>
        </draw:frame>
        <draw:frame draw:style-name="gr4" draw:text-style-name="P2" draw:layer="layout" svg:width="8.736cm" svg:height="4.517cm" svg:x="10.8cm" svg:y="22.983cm">
          <draw:text-box>
            <text:p>Condición de activación:</text:p>
            <text:p/>
            <text:p/>
          </draw:text-box>
        </draw:frame>
        <draw:custom-shape draw:style-name="gr8" draw:text-style-name="P1" draw:layer="layout" svg:width="2.872cm" svg:height="2.8cm" svg:x="16.328cm" svg:y="24.6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115cm" svg:y1="16.202cm" svg:x2="13.115cm" svg:y2="22.469cm">
          <text:p/>
        </draw:line>
        <draw:line draw:style-name="gr9" draw:text-style-name="P1" draw:layer="layout" svg:x1="14.939cm" svg:y1="16.202cm" svg:x2="14.939cm" svg:y2="22.469cm">
          <text:p/>
        </draw:line>
        <draw:line draw:style-name="gr9" draw:text-style-name="P1" draw:layer="layout" svg:x1="11.406cm" svg:y1="17.664cm" svg:x2="18.7cm" svg:y2="17.664cm">
          <text:p/>
        </draw:line>
        <draw:line draw:style-name="gr9" draw:text-style-name="P1" draw:layer="layout" svg:x1="11.406cm" svg:y1="19.231cm" svg:x2="18.7cm" svg:y2="19.231cm">
          <text:p/>
        </draw:line>
        <draw:line draw:style-name="gr9" draw:text-style-name="P1" draw:layer="layout" svg:x1="16.3cm" svg:y1="26cm" svg:x2="19.2cm" svg:y2="26cm">
          <text:p/>
        </draw:line>
        <draw:line draw:style-name="gr9" draw:text-style-name="P1" draw:layer="layout" svg:x1="17.8cm" svg:y1="27.4cm" svg:x2="17.8cm" svg:y2="24.6cm">
          <text:p/>
        </draw:line>
        <draw:line draw:style-name="gr9" draw:text-style-name="P1" draw:layer="layout" svg:x1="11.406cm" svg:y1="20.902cm" svg:x2="18.7cm" svg:y2="20.902cm">
          <text:p/>
        </draw:line>
        <draw:line draw:style-name="gr9" draw:text-style-name="P1" draw:layer="layout" svg:x1="16.876cm" svg:y1="16.202cm" svg:x2="16.876cm" svg:y2="22.469cm">
          <text:p/>
        </draw:line>
      </draw:page>
      <draw:page draw:name="page3" draw:style-name="dp1" draw:master-page-name="Predeterminado">
        <draw:custom-shape draw:style-name="gr1" draw:text-style-name="P1" draw:layer="layout" svg:width="9.4cm" svg:height="13.8cm" svg:x="1cm" svg:y="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.758cm" svg:y="1.289cm">
          <draw:text-box>
            <text:p>CAPA <text:s/>3 <text:s/>NEURONA</text:p>
          </draw:text-box>
        </draw:frame>
        <draw:frame draw:style-name="gr4" draw:text-style-name="P2" draw:layer="layout" svg:width="8.554cm" svg:height="4.517cm" svg:x="1.47cm" svg:y="10.882cm">
          <draw:text-box>
            <text:p/>
            <text:p/>
          </draw:text-box>
        </draw:frame>
        <draw:frame draw:style-name="gr4" draw:text-style-name="P2" draw:layer="layout" svg:width="8.736cm" svg:height="4.517cm" svg:x="1.4cm" svg:y="8.983cm">
          <draw:text-box>
            <text:p>Condición de activación:</text:p>
            <text:p/>
            <text:p/>
          </draw:text-box>
        </draw:frame>
        <draw:custom-shape draw:style-name="gr1" draw:text-style-name="P1" draw:layer="layout" svg:width="9.4cm" svg:height="13.8cm" svg:x="10.4cm" svg:y="1.00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1.158cm" svg:y="1.29cm">
          <draw:text-box>
            <text:p>CAPA <text:s/>3 <text:s/>NEURONA</text:p>
          </draw:text-box>
        </draw:frame>
        <draw:frame draw:style-name="gr4" draw:text-style-name="P2" draw:layer="layout" svg:width="8.554cm" svg:height="4.517cm" svg:x="10.87cm" svg:y="10.883cm">
          <draw:text-box>
            <text:p/>
            <text:p/>
          </draw:text-box>
        </draw:frame>
        <draw:frame draw:style-name="gr4" draw:text-style-name="P2" draw:layer="layout" svg:width="8.736cm" svg:height="4.517cm" svg:x="10.8cm" svg:y="8.984cm">
          <draw:text-box>
            <text:p>Condición de activación:</text:p>
            <text:p/>
            <text:p/>
          </draw:text-box>
        </draw:frame>
        <draw:custom-shape draw:style-name="gr1" draw:text-style-name="P1" draw:layer="layout" svg:width="9.4cm" svg:height="13.8cm" svg:x="1cm" svg:y="14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42cm" svg:height="6.071cm" svg:x="2.258cm" svg:y="16.25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.758cm" svg:y="15.089cm">
          <draw:text-box>
            <text:p>CAPA <text:s/>3 <text:s/>NEURONA</text:p>
          </draw:text-box>
        </draw:frame>
        <draw:frame draw:style-name="gr4" draw:text-style-name="P2" draw:layer="layout" svg:width="8.554cm" svg:height="4.517cm" svg:x="1.47cm" svg:y="24.682cm">
          <draw:text-box>
            <text:p/>
            <text:p/>
          </draw:text-box>
        </draw:frame>
        <draw:frame draw:style-name="gr4" draw:text-style-name="P2" draw:layer="layout" svg:width="8.736cm" svg:height="4.517cm" svg:x="1.4cm" svg:y="22.783cm">
          <draw:text-box>
            <text:p>Condición de activación:</text:p>
            <text:p/>
            <text:p/>
          </draw:text-box>
        </draw:frame>
        <draw:line draw:style-name="gr9" draw:text-style-name="P1" draw:layer="layout" svg:x1="4.5cm" svg:y1="16.3cm" svg:x2="4.5cm" svg:y2="22.3cm">
          <text:p/>
        </draw:line>
        <draw:line draw:style-name="gr9" draw:text-style-name="P1" draw:layer="layout" svg:x1="6.6cm" svg:y1="16.3cm" svg:x2="6.6cm" svg:y2="22.3cm">
          <text:p/>
        </draw:line>
        <draw:line draw:style-name="gr9" draw:text-style-name="P1" draw:layer="layout" svg:x1="2.3cm" svg:y1="18.1cm" svg:x2="8.7cm" svg:y2="18.1cm">
          <text:p/>
        </draw:line>
        <draw:line draw:style-name="gr9" draw:text-style-name="P1" draw:layer="layout" svg:x1="2.3cm" svg:y1="20.1cm" svg:x2="8.7cm" svg:y2="20.1cm">
          <text:p/>
        </draw:line>
        <draw:frame draw:style-name="gr4" draw:text-style-name="P2" draw:layer="layout" svg:width="8.554cm" svg:height="4.517cm" svg:x="10.87cm" svg:y="24.783cm">
          <draw:text-box>
            <text:p/>
            <text:p/>
          </draw:text-box>
        </draw:frame>
        <draw:custom-shape draw:style-name="gr10" draw:text-style-name="P1" draw:layer="layout" svg:width="6.442cm" svg:height="6.071cm" svg:x="2.258cm" svg:y="2.45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4.5cm" svg:y1="2.5cm" svg:x2="4.5cm" svg:y2="8.5cm">
          <text:p/>
        </draw:line>
        <draw:line draw:style-name="gr9" draw:text-style-name="P1" draw:layer="layout" svg:x1="6.6cm" svg:y1="2.5cm" svg:x2="6.6cm" svg:y2="8.5cm">
          <text:p/>
        </draw:line>
        <draw:line draw:style-name="gr9" draw:text-style-name="P1" draw:layer="layout" svg:x1="2.3cm" svg:y1="4.3cm" svg:x2="8.7cm" svg:y2="4.3cm">
          <text:p/>
        </draw:line>
        <draw:line draw:style-name="gr9" draw:text-style-name="P1" draw:layer="layout" svg:x1="2.3cm" svg:y1="6.3cm" svg:x2="8.7cm" svg:y2="6.3cm">
          <text:p/>
        </draw:line>
        <draw:custom-shape draw:style-name="gr10" draw:text-style-name="P1" draw:layer="layout" svg:width="6.442cm" svg:height="6.071cm" svg:x="11.458cm" svg:y="2.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7cm" svg:y1="2.541cm" svg:x2="13.7cm" svg:y2="8.541cm">
          <text:p/>
        </draw:line>
        <draw:line draw:style-name="gr9" draw:text-style-name="P1" draw:layer="layout" svg:x1="15.8cm" svg:y1="2.541cm" svg:x2="15.8cm" svg:y2="8.541cm">
          <text:p/>
        </draw:line>
        <draw:line draw:style-name="gr9" draw:text-style-name="P1" draw:layer="layout" svg:x1="11.5cm" svg:y1="4.341cm" svg:x2="17.9cm" svg:y2="4.341cm">
          <text:p/>
        </draw:line>
        <draw:line draw:style-name="gr9" draw:text-style-name="P1" draw:layer="layout" svg:x1="11.5cm" svg:y1="6.341cm" svg:x2="17.9cm" svg:y2="6.341cm">
          <text:p/>
        </draw:line>
        <draw:custom-shape draw:style-name="gr1" draw:text-style-name="P1" draw:layer="layout" svg:width="9.4cm" svg:height="13.8cm" svg:x="10.4cm" svg:y="14.8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442cm" svg:height="6.071cm" svg:x="11.658cm" svg:y="16.2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7.942cm" svg:height="1.673cm" svg:x="11.158cm" svg:y="15.09cm">
          <draw:text-box>
            <text:p>CAPA <text:s/>3 <text:s/>NEURONA</text:p>
          </draw:text-box>
        </draw:frame>
        <draw:frame draw:style-name="gr4" draw:text-style-name="P2" draw:layer="layout" svg:width="8.554cm" svg:height="4.517cm" svg:x="10.87cm" svg:y="24.683cm">
          <draw:text-box>
            <text:p/>
            <text:p/>
          </draw:text-box>
        </draw:frame>
        <draw:frame draw:style-name="gr4" draw:text-style-name="P2" draw:layer="layout" svg:width="8.736cm" svg:height="4.517cm" svg:x="10.8cm" svg:y="22.784cm">
          <draw:text-box>
            <text:p>Condición de activación:</text:p>
            <text:p/>
            <text:p/>
          </draw:text-box>
        </draw:frame>
        <draw:line draw:style-name="gr9" draw:text-style-name="P1" draw:layer="layout" svg:x1="13.9cm" svg:y1="16.301cm" svg:x2="13.9cm" svg:y2="22.301cm">
          <text:p/>
        </draw:line>
        <draw:line draw:style-name="gr9" draw:text-style-name="P1" draw:layer="layout" svg:x1="16cm" svg:y1="16.301cm" svg:x2="16cm" svg:y2="22.301cm">
          <text:p/>
        </draw:line>
        <draw:line draw:style-name="gr9" draw:text-style-name="P1" draw:layer="layout" svg:x1="11.7cm" svg:y1="18.101cm" svg:x2="18.1cm" svg:y2="18.101cm">
          <text:p/>
        </draw:line>
        <draw:line draw:style-name="gr9" draw:text-style-name="P1" draw:layer="layout" svg:x1="11.7cm" svg:y1="20.101cm" svg:x2="18.1cm" svg:y2="20.1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01:41:34.374490792</meta:creation-date>
    <dc:date>2018-04-27T09:32:11.112098511</dc:date>
    <meta:editing-duration>PT14M46S</meta:editing-duration>
    <meta:editing-cycles>5</meta:editing-cycles>
    <meta:generator>LibreOffice/5.1.6.2$Linux_X86_64 LibreOffice_project/10m0$Build-2</meta:generator>
    <meta:document-statistic meta:object-count="110"/>
  </office:meta>
</office:document-meta>
</file>